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db4ab" officeooo:paragraph-rsid="001db4ab"/>
    </style:style>
    <style:style style:name="P2" style:family="paragraph" style:parent-style-name="Standard">
      <style:text-properties officeooo:rsid="001fabf0" officeooo:paragraph-rsid="001fabf0"/>
    </style:style>
    <style:style style:name="P3" style:family="paragraph" style:parent-style-name="Standard">
      <style:text-properties officeooo:rsid="0020e703" officeooo:paragraph-rsid="0020e703"/>
    </style:style>
    <style:style style:name="P4" style:family="paragraph" style:parent-style-name="Standard">
      <style:text-properties officeooo:rsid="0020e703" officeooo:paragraph-rsid="002351eb"/>
    </style:style>
    <style:style style:name="P5" style:family="paragraph" style:parent-style-name="Standard">
      <style:text-properties officeooo:rsid="002260ba" officeooo:paragraph-rsid="002260ba"/>
    </style:style>
    <style:style style:name="P6" style:family="paragraph" style:parent-style-name="Standard">
      <style:text-properties officeooo:rsid="002351eb" officeooo:paragraph-rsid="002351eb"/>
    </style:style>
    <style:style style:name="P7" style:family="paragraph" style:parent-style-name="Standard">
      <style:text-properties officeooo:rsid="002378f4" officeooo:paragraph-rsid="002378f4"/>
    </style:style>
    <style:style style:name="P8" style:family="paragraph" style:parent-style-name="Standard">
      <style:text-properties officeooo:rsid="002482ed" officeooo:paragraph-rsid="002482ed"/>
    </style:style>
    <style:style style:name="P9" style:family="paragraph" style:parent-style-name="Standard">
      <style:text-properties officeooo:rsid="0026bca4" officeooo:paragraph-rsid="0026bca4"/>
    </style:style>
    <style:style style:name="P10" style:family="paragraph" style:parent-style-name="Standard">
      <style:text-properties officeooo:rsid="0028a7fb" officeooo:paragraph-rsid="0028a7fb"/>
    </style:style>
    <style:style style:name="T1" style:family="text">
      <style:text-properties officeooo:rsid="001fabf0"/>
    </style:style>
    <style:style style:name="T2" style:family="text">
      <style:text-properties officeooo:rsid="0020e703"/>
    </style:style>
    <style:style style:name="T3" style:family="text">
      <style:text-properties officeooo:rsid="002260ba"/>
    </style:style>
    <style:style style:name="T4" style:family="text">
      <style:text-properties officeooo:rsid="002351eb"/>
    </style:style>
    <style:style style:name="T5" style:family="text">
      <style:text-properties officeooo:rsid="0028a7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nt coffee database schema</text:p>
      <text:p text:style-name="P1"/>
      <text:p text:style-name="P1">Table user</text:p>
      <text:p text:style-name="P1"/>
      <text:p text:style-name="P2">CREATE TABLE <text:span text:style-name="T2">IF NOT EXISTS user (</text:span></text:p>
      <text:p text:style-name="P3">user_id int(11) NOT NULL <text:s/>AUTO_INCREAMENT,</text:p>
      <text:p text:style-name="P3">name varchar(255) <text:s/>NOT NULL,</text:p>
      <text:p text:style-name="P3">phone varchar(255) NOT NULL,</text:p>
      <text:p text:style-name="P3">mobile varchar(255) DEFAULT NULL,</text:p>
      <text:p text:style-name="P3">backup_phone varchar(255) DEFAULT NULL,</text:p>
      <text:p text:style-name="P3">member_id int(11) DEFAULT NULL,</text:p>
      <text:p text:style-name="P3">points int(11) NOT NULL,</text:p>
      <text:p text:style-name="P3">prepaid_cash int(11) NOT NULL,</text:p>
      <text:p text:style-name="P3">address varchar(2<text:span text:style-name="T3">55</text:span>) <text:span text:style-name="T3">NOT</text:span> NULL,</text:p>
      <text:p text:style-name="P5">taste varchar(255) <text:s/><text:span text:style-name="T2">DEFAULT NULL,</text:span></text:p>
      <text:p text:style-name="P6">PRIMARY KEY (user_id)</text:p>
      <text:p text:style-name="P4">) <text:span text:style-name="T4">ENGINE=INNODB;</text:span></text:p>
      <text:p text:style-name="P3"/>
      <text:p text:style-name="P1"/>
      <text:p text:style-name="P1">Table <text:span text:style-name="T1">menu</text:span></text:p>
      <text:p text:style-name="P3"/>
      <text:p text:style-name="P3">CREATE TABLE IF NOT EXISTS menu (</text:p>
      <text:p text:style-name="P6">item_id int(11) <text:span text:style-name="T2">NOT NULL <text:s/>AUTO_INCREAMENT,</text:span></text:p>
      <text:p text:style-name="P6">item_name varchar(255) NOT NULL,</text:p>
      <text:p text:style-name="P7">price int(11) NOT NULL,</text:p>
      <text:p text:style-name="P6">type varchar(255) DEFAULT NULL,</text:p>
      <text:p text:style-name="P6">sub_type varchar(255) DEFAULT NULL,</text:p>
      <text:p text:style-name="P6">pic_url varchar(500) DEFAULT NULL,</text:p>
      <text:p text:style-name="P6">avail_no int(11) NOT NULL,</text:p>
      <text:p text:style-name="P7">sold_no (int) NOT NULL,</text:p>
      <text:p text:style-name="P7">PRIMARY KEY (item_id)</text:p>
      <text:p text:style-name="P4">)<text:span text:style-name="T4">ENGINE=INNODB;</text:span></text:p>
      <text:p text:style-name="P3"/>
      <text:p text:style-name="P2">Table order</text:p>
      <text:p text:style-name="P2"/>
      <text:p text:style-name="P3">CREATE TABLE IF NOT EXISTS order (</text:p>
      <text:p text:style-name="P6">order_id int(11) <text:span text:style-name="T2">NOT NULL <text:s/>AUTO_INCREAMENT,</text:span></text:p>
      <text:p text:style-name="P6">user_id int(11) NOT NULL,</text:p>
      <text:p text:style-name="P7">item_id int(11) NOT NULL,</text:p>
      <text:p text:style-name="P9">amount int(11) NOT NULL,</text:p>
      <text:p text:style-name="P10">status <text:s/>ENUM('created', 'confirmed', 'canceled', 'delivered', 'failed', 'returned'),</text:p>
      <text:p text:style-name="P9">created TIMESTAMP DEFAULT NOW(),</text:p>
      <text:p text:style-name="P9">updated TIMESTAMP(8),</text:p>
      <text:p text:style-name="P7">PRIMARY KEY (order_id),</text:p>
      <text:p text:style-name="P8">INDEX (user_id),</text:p>
      <text:p text:style-name="P8">INDEX (item_id),</text:p>
      <text:p text:style-name="P7">FOREIGN KEY (user_id) </text:p>
      <text:p text:style-name="P7"><text:s text:c="7"/>REFERENCES user(user_id)</text:p>
      <text:p text:style-name="P7"><text:tab/>ON UPDATE CASCADE ON DELETE RESTRICT,</text:p>
      <text:p text:style-name="P7">FOREIGN KEY (item_id) </text:p>
      <text:p text:style-name="P7"><text:s text:c="7"/>REFERENCES menu(item_id)</text:p>
      <text:p text:style-name="P7"><text:tab/>ON UPDATE CASCADE ON DELETE RESTRICT</text:p>
      <text:p text:style-name="P4"><text:soft-page-break/>)<text:span text:style-name="T4">ENGINE=INNODB;</text:span></text:p>
      <text:p text:style-name="P4"/>
      <text:p text:style-name="P6">Usage:</text:p>
      <text:p text:style-name="P6">To get <text:span text:style-name="T5">5</text:span> most recent orders</text:p>
      <text:p text:style-name="P10"/>
      <text:p text:style-name="P10">SELECT distinct order_id FROM order </text:p>
      <text:p text:style-name="P10">ORDER BY created desc</text:p>
      <text:p text:style-name="P10">LIMIT 5</text:p>
      <text:p text:style-name="P10"/>
      <text:p text:style-name="P10"/>
      <text:p text:style-name="P6">To show user's order history</text:p>
      <text:p text:style-name="P6"/>
      <text:p text:style-name="P10">SELECT * FROM order, user</text:p>
      <text:p text:style-name="P10">WHERE order.order_id = user.order_id</text:p>
      <text:p text:style-name="P10">AND user.name = 'xxx'</text:p>
      <text:p text:style-name="P6"/>
      <text:p text:style-name="P6">To <text:span text:style-name="T5">cancel an order</text:span></text:p>
      <text:p text:style-name="P6"/>
      <text:p text:style-name="P10">UPDATE order </text:p>
      <text:p text:style-name="P10">SET status = 'canceled' </text:p>
      <text:p text:style-name="P10">WHERE order_id = 'xxx'</text:p>
      <text:p text:style-name="P6"/>
      <text:p text:style-name="P10">To confirm an order</text:p>
      <text:p text:style-name="P10"/>
      <text:p text:style-name="P10">UPDATE order </text:p>
      <text:p text:style-name="P10">SET status = 'confirmed' </text:p>
      <text:p text:style-name="P10">WHERE order_id = 'xxx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20:36:14.385648477</meta:creation-date>
    <dc:date>2014-07-21T03:16:55.870870421</dc:date>
    <meta:editing-duration>PT55M35S</meta:editing-duration>
    <meta:editing-cycles>6</meta:editing-cycles>
    <meta:generator>LibreOffice/4.2.4.2$Linux_X86_64 LibreOffice_project/420m0$Build-2</meta:generator>
    <meta:document-statistic meta:table-count="0" meta:image-count="0" meta:object-count="0" meta:page-count="2" meta:paragraph-count="63" meta:word-count="238" meta:character-count="1664" meta:non-whitespace-character-count="1460"/>
  </office:meta>
</office:document-meta>
</file>